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>
            <text:p><text:s text:c="5"/>4 <text:s text:c="4"/>2 <text:s text:c="3"/>17 <text:s text:c="3"/>19 <text:s text:c="3"/>14 <text:s text:c="4"/>1 <text:s text:c="3"/>31 <text:s text:c="4"/>8 <text:s text:c="3"/>65 <text:s text:c="4"/>3 <text:s text:c="3"/>10 <text:s text:c="3"/>12</text:p>
          </table:table-cell>
          <table:table-cell table:number-columns-repeated="7"/>
          <table:table-cell office:value-type="string">
            <text:p><text:s text:c="2"/>3 <text:s text:c="10"/>2 <text:s text:c="9"/>12 <text:s text:c="8"/>151 <text:s text:c="8"/>165 <text:s text:c="8"/>154 <text:s text:c="8"/>302</text:p>
          </table:table-cell>
          <table:table-cell table:number-columns-repeated="6"/>
        </table:table-row>
        <table:table-row table:style-name="ro1">
          <table:table-cell office:value-type="string">
            <text:p><text:s text:c="5"/>6 <text:s text:c="4"/>7 <text:s text:c="3"/>55 <text:s text:c="3"/>20 <text:s text:c="3"/>18 <text:s text:c="4"/>5 <text:s text:c="3"/>41 <text:s text:c="3"/>15 <text:s text:c="3"/>69 <text:s text:c="4"/>9 <text:s text:c="3"/>13 <text:s text:c="3"/>24</text:p>
          </table:table-cell>
          <table:table-cell table:number-columns-repeated="7"/>
          <table:table-cell office:value-type="string">
            <text:p><text:s text:c="11"/>4 <text:s text:c="10"/>7 <text:s text:c="9"/>16 <text:s text:c="8"/>159 <text:s text:c="8"/>169 <text:s text:c="8"/>156 <text:s text:c="8"/>305</text:p>
          </table:table-cell>
          <table:table-cell table:number-columns-repeated="6"/>
        </table:table-row>
        <table:table-row table:style-name="ro1">
          <table:table-cell office:value-type="string">
            <text:p><text:s text:c="4"/>11 <text:s text:c="3"/>35 <text:s text:c="3"/>62 <text:s text:c="3"/>45 <text:s text:c="3"/>22 <text:s text:c="3"/>27 <text:s text:c="3"/>46 <text:s text:c="3"/>25 <text:s text:c="3"/>73 <text:s text:c="3"/>23 <text:s text:c="3"/>16 <text:s text:c="3"/>38</text:p>
          </table:table-cell>
          <table:table-cell table:number-columns-repeated="7"/>
          <table:table-cell office:value-type="string">
            <text:p><text:s text:c="11"/>6 <text:s text:c="10"/>8 <text:s text:c="9"/>17 <text:s text:c="8"/>160 <text:s text:c="8"/>171 <text:s text:c="8"/>167 <text:s text:c="8"/>306</text:p>
          </table:table-cell>
          <table:table-cell table:number-columns-repeated="6"/>
        </table:table-row>
        <table:table-row table:style-name="ro1">
          <table:table-cell office:value-type="string">
            <text:p><text:s text:c="4"/>21 <text:s text:c="3"/>37 <text:s text:c="3"/>63 <text:s text:c="3"/>51 <text:s text:c="3"/>34 <text:s text:c="3"/>47 <text:s text:c="3"/>56 <text:s text:c="3"/>29 <text:s text:c="3"/>87 <text:s text:c="3"/>26 <text:s text:c="3"/>28 <text:s text:c="3"/>67</text:p>
          </table:table-cell>
          <table:table-cell table:number-columns-repeated="7"/>
          <table:table-cell office:value-type="string">
            <text:p><text:s text:c="11"/>9 <text:s text:c="9"/>14 <text:s text:c="9"/>26 <text:s text:c="8"/>162 <text:s text:c="8"/>177 <text:s text:c="8"/>168 <text:s text:c="8"/>308</text:p>
          </table:table-cell>
          <table:table-cell table:number-columns-repeated="6"/>
        </table:table-row>
        <table:table-row table:style-name="ro1">
          <table:table-cell office:value-type="string">
            <text:p><text:s text:c="4"/>30 <text:s text:c="3"/>42 <text:s text:c="3"/>75 <text:s text:c="3"/>52 <text:s text:c="3"/>39 <text:s text:c="3"/>68 <text:s text:c="3"/>58 <text:s text:c="3"/>36 <text:s text:c="3"/>97 <text:s text:c="3"/>40 <text:s text:c="3"/>54 <text:s text:c="3"/>74</text:p>
          </table:table-cell>
          <table:table-cell table:number-columns-repeated="7"/>
          <table:table-cell office:value-type="string">
            <text:p><text:s text:c="10"/>10 <text:s text:c="9"/>15 <text:s text:c="9"/>38 <text:s text:c="8"/>174 <text:s text:c="8"/>179 <text:s text:c="8"/>170 <text:s text:c="8"/>309</text:p>
          </table:table-cell>
          <table:table-cell table:number-columns-repeated="6"/>
        </table:table-row>
        <table:table-row table:style-name="ro1">
          <table:table-cell office:value-type="string">
            <text:p><text:s text:c="4"/>32 <text:s text:c="3"/>78 <text:s text:c="3"/>81 <text:s text:c="3"/>53 <text:s text:c="3"/>86 <text:s text:c="3"/>80 <text:s text:c="3"/>66 <text:s text:c="3"/>49 <text:s text:c="2"/>100 <text:s text:c="3"/>43 <text:s text:c="2"/>102 <text:s text:c="3"/>85</text:p>
          </table:table-cell>
          <table:table-cell table:number-columns-repeated="7"/>
          <table:table-cell office:value-type="string">
            <text:p><text:s text:c="10"/>11 <text:s text:c="9"/>20 <text:s text:c="9"/>40 <text:s text:c="8"/>175 <text:s text:c="8"/>188 <text:s text:c="8"/>172 <text:s text:c="8"/>311</text:p>
          </table:table-cell>
          <table:table-cell table:number-columns-repeated="6"/>
        </table:table-row>
        <table:table-row table:style-name="ro1">
          <table:table-cell office:value-type="string">
            <text:p><text:s text:c="4"/>33 <text:s text:c="2"/>104 <text:s text:c="3"/>91 <text:s text:c="3"/>72 <text:s text:c="2"/>128 <text:s text:c="2"/>103 <text:s text:c="3"/>83 <text:s text:c="3"/>59 <text:s text:c="2"/>107 <text:s text:c="3"/>48 <text:s text:c="2"/>106 <text:s text:c="2"/>101</text:p>
          </table:table-cell>
          <table:table-cell table:number-columns-repeated="7"/>
          <table:table-cell office:value-type="string">
            <text:p><text:s text:c="10"/>13 <text:s text:c="9"/>22 <text:s text:c="9"/>47 <text:s text:c="8"/>178 <text:s text:c="8"/>189 <text:s text:c="8"/>176 <text:s text:c="8"/>313</text:p>
          </table:table-cell>
          <table:table-cell table:number-columns-repeated="6"/>
        </table:table-row>
        <table:table-row table:style-name="ro1">
          <table:table-cell office:value-type="string">
            <text:p><text:s text:c="4"/>44 <text:s text:c="2"/>134 <text:s text:c="3"/>95 <text:s text:c="3"/>77 <text:s text:c="2"/>142 <text:s text:c="2"/>110 <text:s text:c="3"/>88 <text:s text:c="3"/>60 <text:s text:c="2"/>109 <text:s text:c="3"/>57 <text:s text:c="2"/>115 <text:s text:c="2"/>148</text:p>
          </table:table-cell>
          <table:table-cell table:number-columns-repeated="7"/>
          <table:table-cell office:value-type="string">
            <text:p><text:s text:c="10"/>19 <text:s text:c="9"/>25 <text:s text:c="9"/>48 <text:s text:c="8"/>181 <text:s text:c="8"/>190 <text:s text:c="8"/>182 <text:s text:c="8"/>327</text:p>
          </table:table-cell>
          <table:table-cell table:number-columns-repeated="6"/>
        </table:table-row>
        <table:table-row table:style-name="ro1">
          <table:table-cell office:value-type="string">
            <text:p><text:s text:c="4"/>50 <text:s text:c="2"/>144 <text:s text:c="2"/>108 <text:s text:c="3"/>79 <text:s text:c="2"/>165 <text:s text:c="2"/>167 <text:s text:c="3"/>94 <text:s text:c="3"/>64 <text:s text:c="2"/>130 <text:s text:c="3"/>70 <text:s text:c="2"/>117 <text:s text:c="2"/>164</text:p>
          </table:table-cell>
          <table:table-cell table:number-columns-repeated="7"/>
          <table:table-cell office:value-type="string">
            <text:p><text:s text:c="10"/>21 <text:s text:c="9"/>27 <text:s text:c="9"/>54 <text:s text:c="8"/>183 <text:s text:c="8"/>194 <text:s text:c="8"/>186 <text:s text:c="8"/>331</text:p>
          </table:table-cell>
          <table:table-cell table:number-columns-repeated="6"/>
        </table:table-row>
        <table:table-row table:style-name="ro1">
          <table:table-cell office:value-type="string">
            <text:p><text:s text:c="4"/>61 <text:s text:c="2"/>153 <text:s text:c="2"/>111 <text:s text:c="3"/>92 <text:s text:c="2"/>179 <text:s text:c="2"/>168 <text:s text:c="3"/>98 <text:s text:c="3"/>76 <text:s text:c="2"/>149 <text:s text:c="3"/>71 <text:s text:c="2"/>119 <text:s text:c="2"/>182</text:p>
          </table:table-cell>
          <table:table-cell table:number-columns-repeated="7"/>
          <table:table-cell office:value-type="string">
            <text:p><text:s text:c="10"/>23 <text:s text:c="9"/>34 <text:s text:c="9"/>55 <text:s text:c="8"/>184 <text:s text:c="8"/>199 <text:s text:c="8"/>191 <text:s text:c="8"/>333</text:p>
          </table:table-cell>
          <table:table-cell table:number-columns-repeated="6"/>
        </table:table-row>
        <table:table-row table:style-name="ro1">
          <table:table-cell office:value-type="string">
            <text:p><text:s text:c="4"/>82 <text:s text:c="2"/>154 <text:s text:c="2"/>120 <text:s text:c="2"/>114 <text:s text:c="2"/>189 <text:s text:c="2"/>176 <text:s text:c="3"/>99 <text:s text:c="3"/>84 <text:s text:c="2"/>166 <text:s text:c="3"/>89 <text:s text:c="2"/>132 <text:s text:c="2"/>193</text:p>
          </table:table-cell>
          <table:table-cell table:number-columns-repeated="7"/>
          <table:table-cell office:value-type="string">
            <text:p><text:s text:c="10"/>30 <text:s text:c="9"/>35 <text:s text:c="9"/>62 <text:s text:c="8"/>187 <text:s text:c="8"/>202 <text:s text:c="8"/>196 <text:s text:c="8"/>334</text:p>
          </table:table-cell>
          <table:table-cell table:number-columns-repeated="6"/>
        </table:table-row>
        <table:table-row table:style-name="ro1">
          <table:table-cell office:value-type="string">
            <text:p><text:s text:c="4"/>96 <text:s text:c="2"/>230 <text:s text:c="2"/>127 <text:s text:c="2"/>125 <text:s text:c="2"/>270 <text:s text:c="2"/>200 <text:s text:c="2"/>105 <text:s text:c="3"/>90 <text:s text:c="2"/>173 <text:s text:c="3"/>93 <text:s text:c="2"/>143 <text:s text:c="2"/>205</text:p>
          </table:table-cell>
          <table:table-cell table:number-columns-repeated="7"/>
          <table:table-cell office:value-type="string">
            <text:p><text:s text:c="10"/>31 <text:s text:c="9"/>37 <text:s text:c="9"/>63 <text:s text:c="8"/>195 <text:s text:c="8"/>206 <text:s text:c="8"/>200 <text:s text:c="8"/>335</text:p>
          </table:table-cell>
          <table:table-cell table:number-columns-repeated="6"/>
        </table:table-row>
        <table:table-row table:style-name="ro1">
          <table:table-cell office:value-type="string">
            <text:p><text:s text:c="3"/>112 <text:s text:c="2"/>244 <text:s text:c="2"/>141 <text:s text:c="2"/>159 <text:s text:c="2"/>277 <text:s text:c="2"/>219 <text:s text:c="2"/>116 <text:s text:c="2"/>118 <text:s text:c="2"/>186 <text:s text:c="2"/>133 <text:s text:c="2"/>160 <text:s text:c="2"/>210</text:p>
          </table:table-cell>
          <table:table-cell table:number-columns-repeated="7"/>
          <table:table-cell office:value-type="string">
            <text:p><text:s text:c="10"/>32 <text:s text:c="9"/>39 <text:s text:c="9"/>67 <text:s text:c="8"/>197 <text:s text:c="8"/>207 <text:s text:c="8"/>201 <text:s text:c="8"/>341</text:p>
          </table:table-cell>
          <table:table-cell table:number-columns-repeated="6"/>
        </table:table-row>
        <table:table-row table:style-name="ro1">
          <table:table-cell office:value-type="string">
            <text:p><text:s text:c="3"/>113 <text:s text:c="2"/>263 <text:s text:c="2"/>146 <text:s text:c="2"/>174 <text:s text:c="2"/>288 <text:s text:c="2"/>220 <text:s text:c="2"/>129 <text:s text:c="2"/>169 <text:s text:c="2"/>188 <text:s text:c="2"/>135 <text:s text:c="2"/>170 <text:s text:c="2"/>222</text:p>
          </table:table-cell>
          <table:table-cell table:number-columns-repeated="7"/>
          <table:table-cell office:value-type="string">
            <text:p><text:s text:c="10"/>33 <text:s text:c="9"/>42 <text:s text:c="9"/>68 <text:s text:c="8"/>198 <text:s text:c="8"/>247 <text:s text:c="8"/>205 <text:s text:c="8"/>342</text:p>
          </table:table-cell>
          <table:table-cell table:number-columns-repeated="6"/>
        </table:table-row>
        <table:table-row table:style-name="ro1">
          <table:table-cell office:value-type="string">
            <text:p><text:s text:c="3"/>121 <text:s text:c="2"/>267 <text:s text:c="2"/>156 <text:s text:c="2"/>175 <text:s text:c="2"/>327 <text:s text:c="2"/>225 <text:s text:c="2"/>131 <text:s text:c="2"/>171 <text:s text:c="2"/>213 <text:s text:c="2"/>155 <text:s text:c="2"/>191 <text:s text:c="2"/>226</text:p>
          </table:table-cell>
          <table:table-cell table:number-columns-repeated="7"/>
          <table:table-cell office:value-type="string">
            <text:p><text:s text:c="10"/>43 <text:s text:c="9"/>45 <text:s text:c="9"/>70 <text:s text:c="8"/>203 <text:s text:c="8"/>249 <text:s text:c="8"/>209 <text:s text:c="8"/>346</text:p>
          </table:table-cell>
          <table:table-cell table:number-columns-repeated="5"/>
          <table:table-cell office:value-type="string">
            <text:p>Level 0</text:p>
          </table:table-cell>
        </table:table-row>
        <table:table-row table:style-name="ro1">
          <table:table-cell office:value-type="string">
            <text:p><text:s text:c="3"/>122 <text:s text:c="2"/>289 <text:s text:c="2"/>172 <text:s text:c="2"/>183 <text:s text:c="2"/>330 <text:s text:c="2"/>248 <text:s text:c="2"/>140 <text:s text:c="2"/>177 <text:s text:c="2"/>237 <text:s text:c="2"/>157 <text:s text:c="2"/>201 <text:s text:c="2"/>243</text:p>
          </table:table-cell>
          <table:table-cell table:number-columns-repeated="7"/>
          <table:table-cell office:value-type="string">
            <text:p><text:s text:c="10"/>44 <text:s text:c="9"/>46 <text:s text:c="9"/>74 <text:s text:c="8"/>204 <text:s text:c="8"/>251 <text:s text:c="8"/>211 <text:s text:c="8"/>352</text:p>
          </table:table-cell>
          <table:table-cell table:number-columns-repeated="6"/>
        </table:table-row>
        <table:table-row table:style-name="ro1">
          <table:table-cell office:value-type="string">
            <text:p><text:s text:c="3"/>123 <text:s text:c="2"/>296 <text:s text:c="2"/>196 <text:s text:c="2"/>195 <text:s text:c="2"/>331 <text:s text:c="2"/>262 <text:s text:c="2"/>152 <text:s text:c="2"/>190 <text:s text:c="2"/>238 <text:s text:c="2"/>161 <text:s text:c="2"/>206 <text:s text:c="2"/>259</text:p>
          </table:table-cell>
          <table:table-cell table:number-columns-repeated="7"/>
          <table:table-cell office:value-type="string">
            <text:p><text:s text:c="10"/>57 <text:s text:c="9"/>49 <text:s text:c="9"/>75 <text:s text:c="8"/>212 <text:s text:c="8"/>254 <text:s text:c="8"/>213 <text:s text:c="8"/>353</text:p>
          </table:table-cell>
          <table:table-cell table:number-columns-repeated="6"/>
        </table:table-row>
        <table:table-row table:style-name="ro1">
          <table:table-cell office:value-type="string">
            <text:p><text:s text:c="3"/>124 <text:s text:c="2"/>300 <text:s text:c="2"/>197 <text:s text:c="2"/>198 <text:s text:c="2"/>349 <text:s text:c="2"/>266 <text:s text:c="2"/>162 <text:s text:c="2"/>194 <text:s text:c="2"/>249 <text:s text:c="2"/>181 <text:s text:c="2"/>211 <text:s text:c="2"/>278</text:p>
          </table:table-cell>
          <table:table-cell table:number-columns-repeated="7"/>
          <table:table-cell office:value-type="string">
            <text:p><text:s text:c="10"/>58 <text:s text:c="9"/>53 <text:s text:c="9"/>80 <text:s text:c="8"/>214 <text:s text:c="8"/>255 <text:s text:c="8"/>219 <text:s text:c="8"/>356</text:p>
          </table:table-cell>
          <table:table-cell table:number-columns-repeated="6"/>
        </table:table-row>
        <table:table-row table:style-name="ro1">
          <table:table-cell office:value-type="string">
            <text:p><text:s text:c="3"/>126 <text:s text:c="2"/>307 <text:s text:c="2"/>209 <text:s text:c="2"/>203 <text:s text:c="2"/>351 <text:s text:c="2"/>276 <text:s text:c="2"/>180 <text:s text:c="2"/>199 <text:s text:c="2"/>271 <text:s text:c="2"/>192 <text:s text:c="2"/>242 <text:s text:c="2"/>279</text:p>
          </table:table-cell>
          <table:table-cell table:number-columns-repeated="7"/>
          <table:table-cell office:value-type="string">
            <text:p><text:s text:c="10"/>61 <text:s text:c="9"/>60 <text:s text:c="9"/>81 <text:s text:c="8"/>215 <text:s text:c="8"/>264 <text:s text:c="8"/>220 <text:s text:c="8"/>358</text:p>
          </table:table-cell>
          <table:table-cell table:number-columns-repeated="6"/>
        </table:table-row>
        <table:table-row table:style-name="ro1">
          <table:table-cell office:value-type="string">
            <text:p><text:s text:c="3"/>136 <text:s text:c="2"/>308 <text:s text:c="2"/>217 <text:s text:c="2"/>204 <text:s text:c="2"/>356 <text:s text:c="2"/>280 <text:s text:c="2"/>184 <text:s text:c="2"/>202 <text:s text:c="2"/>292 <text:s text:c="2"/>216 <text:s text:c="2"/>250 <text:s text:c="2"/>301</text:p>
          </table:table-cell>
          <table:table-cell table:number-columns-repeated="7"/>
          <table:table-cell office:value-type="string">
            <text:p><text:s text:c="10"/>66 <text:s text:c="9"/>65 <text:s text:c="9"/>85 <text:s text:c="8"/>218 <text:s text:c="8"/>270 <text:s text:c="8"/>221 <text:s text:c="8"/>359</text:p>
          </table:table-cell>
          <table:table-cell table:number-columns-repeated="6"/>
        </table:table-row>
        <table:table-row table:style-name="ro1">
          <table:table-cell office:value-type="string">
            <text:p><text:s text:c="3"/>137 <text:s text:c="2"/>326 <text:s text:c="2"/>221 <text:s text:c="2"/>212 <text:s text:c="2"/>364 <text:s text:c="2"/>282 <text:s text:c="2"/>185 <text:s text:c="2"/>207 <text:s text:c="2"/>293 <text:s text:c="2"/>224 <text:s text:c="2"/>265 <text:s text:c="2"/>309</text:p>
          </table:table-cell>
          <table:table-cell table:number-columns-repeated="7"/>
          <table:table-cell office:value-type="string">
            <text:p><text:s text:c="10"/>71 <text:s text:c="9"/>69 <text:s text:c="9"/>87 <text:s text:c="8"/>227 <text:s text:c="8"/>271 <text:s text:c="8"/>223 <text:s text:c="8"/>362</text:p>
          </table:table-cell>
          <table:table-cell table:number-columns-repeated="6"/>
        </table:table-row>
        <table:table-row table:style-name="ro1">
          <table:table-cell office:value-type="string">
            <text:p><text:s text:c="3"/>138 <text:s text:c="2"/>329 <text:s text:c="2"/>223 <text:s text:c="2"/>214 <text:s text:c="2"/>365 <text:s text:c="2"/>287 <text:s text:c="2"/>208 <text:s text:c="2"/>239 <text:s text:c="2"/>298 <text:s text:c="2"/>231 <text:s text:c="2"/>269 <text:s text:c="2"/>314</text:p>
          </table:table-cell>
          <table:table-cell table:number-columns-repeated="7"/>
          <table:table-cell office:value-type="string">
            <text:p><text:s text:c="10"/>82 <text:s text:c="9"/>76 <text:s text:c="9"/>91 <text:s text:c="8"/>228 <text:s text:c="8"/>272 <text:s text:c="8"/>225 <text:s text:c="8"/>363</text:p>
          </table:table-cell>
          <table:table-cell table:number-columns-repeated="6"/>
        </table:table-row>
        <table:table-row table:style-name="ro1">
          <table:table-cell office:value-type="string">
            <text:p><text:s text:c="3"/>139 <text:s text:c="2"/>338 <text:s text:c="2"/>234 <text:s text:c="2"/>218 <text:s text:c="2"/>367 <text:s text:c="2"/>291 <text:s text:c="2"/>215 <text:s text:c="2"/>240 <text:s text:c="2"/>304 <text:s text:c="2"/>245 <text:s text:c="2"/>274 <text:s text:c="2"/>316</text:p>
          </table:table-cell>
          <table:table-cell table:number-columns-repeated="7"/>
          <table:table-cell office:value-type="string">
            <text:p><text:s text:c="10"/>83 <text:s text:c="9"/>77 <text:s text:c="9"/>95 <text:s text:c="8"/>229 <text:s text:c="8"/>277 <text:s text:c="8"/>226 <text:s text:c="8"/>368</text:p>
          </table:table-cell>
          <table:table-cell table:number-columns-repeated="6"/>
        </table:table-row>
        <table:table-row table:style-name="ro1">
          <table:table-cell office:value-type="string">
            <text:p><text:s text:c="3"/>145 <text:s text:c="2"/>340 <text:s text:c="2"/>290 <text:s text:c="2"/>227 <text:s text:c="2"/>369 <text:s text:c="2"/>315 <text:s text:c="2"/>228 <text:s text:c="2"/>251 <text:s text:c="2"/>310 <text:s text:c="2"/>246 <text:s text:c="2"/>275 <text:s text:c="2"/>320</text:p>
          </table:table-cell>
          <table:table-cell table:number-columns-repeated="7"/>
          <table:table-cell office:value-type="string">
            <text:p><text:s text:c="10"/>88 <text:s text:c="9"/>78 <text:s text:c="9"/>97 <text:s text:c="8"/>233 <text:s text:c="8"/>286 <text:s text:c="8"/>248 <text:s text:c="8"/>373</text:p>
          </table:table-cell>
          <table:table-cell table:number-columns-repeated="6"/>
        </table:table-row>
        <table:table-row table:style-name="ro1">
          <table:table-cell office:value-type="string">
            <text:p><text:s text:c="3"/>147 <text:s text:c="2"/>345 <text:s text:c="2"/>297 <text:s text:c="2"/>229 <text:s text:c="2"/>370 <text:s text:c="2"/>322 <text:s text:c="2"/>233 <text:s text:c="2"/>264 <text:s text:c="2"/>318 <text:s text:c="2"/>252 <text:s text:c="2"/>283 <text:s text:c="2"/>321</text:p>
          </table:table-cell>
          <table:table-cell table:number-columns-repeated="7"/>
          <table:table-cell office:value-type="string">
            <text:p><text:s text:c="10"/>89 <text:s text:c="9"/>84 <text:s text:c="8"/>101 <text:s text:c="8"/>234 <text:s text:c="8"/>289 <text:s text:c="8"/>258 <text:s text:c="8"/>374</text:p>
          </table:table-cell>
          <table:table-cell table:number-columns-repeated="6"/>
        </table:table-row>
        <table:table-row table:style-name="ro1">
          <table:table-cell office:value-type="string">
            <text:p><text:s text:c="3"/>150 <text:s text:c="2"/>348 <text:s text:c="2"/>299 <text:s text:c="2"/>235 <text:s text:c="2"/>374 <text:s text:c="2"/>332 <text:s text:c="2"/>247 <text:s text:c="2"/>272 <text:s text:c="2"/>319 <text:s text:c="2"/>253 <text:s text:c="2"/>294 <text:s text:c="2"/>335</text:p>
          </table:table-cell>
          <table:table-cell table:number-columns-repeated="7"/>
          <table:table-cell office:value-type="string">
            <text:p><text:s text:c="10"/>92 <text:s text:c="9"/>86 <text:s text:c="8"/>102 <text:s text:c="8"/>235 <text:s text:c="8"/>296 <text:s text:c="8"/>259 <text:s text:c="8"/>375</text:p>
          </table:table-cell>
          <table:table-cell table:number-columns-repeated="6"/>
        </table:table-row>
        <table:table-row table:style-name="ro1">
          <table:table-cell office:value-type="string">
            <text:p><text:s text:c="3"/>151 <text:s text:c="2"/>352 <text:s text:c="2"/>311 <text:s text:c="2"/>236 <text:s text:c="2"/>376 <text:s text:c="2"/>336 <text:s text:c="2"/>254 <text:s text:c="2"/>286 <text:s text:c="2"/>323 <text:s text:c="2"/>256 <text:s text:c="2"/>295 <text:s text:c="2"/>346</text:p>
          </table:table-cell>
          <table:table-cell table:number-columns-repeated="7"/>
          <table:table-cell office:value-type="string">
            <text:p><text:s text:c="10"/>93 <text:s text:c="9"/>90 <text:s text:c="8"/>103 <text:s text:c="8"/>236 <text:s text:c="7"/>1952 <text:s text:c="8"/>262 <text:s text:c="8"/>378</text:p>
          </table:table-cell>
          <table:table-cell table:number-columns-repeated="6"/>
        </table:table-row>
        <table:table-row table:style-name="ro1">
          <table:table-cell office:value-type="string">
            <text:p><text:s text:c="3"/>158 <text:s text:c="2"/>353 <text:s text:c="2"/>317 <text:s text:c="2"/>241 <text:s text:c="2"/>377 <text:s text:c="2"/>354 <text:s text:c="2"/>255 <text:s text:c="2"/>312 <text:s text:c="2"/>324 <text:s text:c="2"/>258 <text:s text:c="2"/>302 <text:s text:c="2"/>347</text:p>
          </table:table-cell>
          <table:table-cell table:number-columns-repeated="7"/>
          <table:table-cell office:value-type="string">
            <text:p><text:s text:c="10"/>94 <text:s text:c="9"/>98 <text:s text:c="8"/>107 <text:s text:c="8"/>241 <text:s text:c="7"/>1962 <text:s text:c="8"/>266 <text:s text:c="8"/>380</text:p>
          </table:table-cell>
          <table:table-cell table:number-columns-repeated="6"/>
        </table:table-row>
        <table:table-row table:style-name="ro1">
          <table:table-cell office:value-type="string">
            <text:p><text:s text:c="3"/>178 <text:s text:c="2"/>357 <text:s text:c="2"/>334 <text:s text:c="2"/>260 <text:s text:c="2"/>378 <text:s text:c="2"/>355 <text:s text:c="2"/>257 <text:s text:c="2"/>325 <text:s text:c="2"/>333 <text:s text:c="2"/>281 <text:s text:c="2"/>303 <text:s text:c="2"/>350</text:p>
          </table:table-cell>
          <table:table-cell table:number-columns-repeated="7"/>
          <table:table-cell office:value-type="string">
            <text:p><text:s text:c="10"/>96 <text:s text:c="8"/>104 <text:s text:c="8"/>108 <text:s text:c="8"/>244 <text:s text:c="7"/>1967 <text:s text:c="8"/>269 <text:s text:c="8"/>381</text:p>
          </table:table-cell>
          <table:table-cell table:number-columns-repeated="6"/>
        </table:table-row>
        <table:table-row table:style-name="ro1">
          <table:table-cell office:value-type="string">
            <text:p><text:s text:c="3"/>187 <text:s text:c="2"/>359 <text:s text:c="2"/>339 <text:s text:c="2"/>268 <text:s text:c="2"/>380 <text:s text:c="2"/>361 <text:s text:c="2"/>261 <text:s text:c="2"/>328 <text:s text:c="2"/>342 <text:s text:c="2"/>284 <text:s text:c="2"/>305 <text:s text:c="2"/>358</text:p>
          </table:table-cell>
          <table:table-cell table:number-columns-repeated="7"/>
          <table:table-cell office:value-type="string">
            <text:p><text:s text:c="10"/>99 <text:s text:c="8"/>110 <text:s text:c="8"/>109 <text:s text:c="8"/>246 <text:s text:c="7"/>1968 <text:s text:c="8"/>275 <text:s text:c="8"/>38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evel 1</text:p>
          </table:table-cell>
          <table:table-cell table:number-columns-repeated="7"/>
          <table:table-cell office:value-type="string">
            <text:p><text:s text:c="2"/>Columns 8 through 1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>
            <text:p><text:s text:c="9"/>307 <text:s text:c="8"/>303 <text:s text:c="8"/>464 <text:s text:c="8"/>451 <text:s text:c="8"/>46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12 <text:s text:c="8"/>304 <text:s text:c="8"/>479 <text:s text:c="8"/>452 <text:s text:c="8"/>49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25 <text:s text:c="8"/>310 <text:s text:c="8"/>481 <text:s text:c="8"/>453 <text:s text:c="8"/>50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28 <text:s text:c="8"/>316 <text:s text:c="8"/>490 <text:s text:c="8"/>457 <text:s text:c="8"/>51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30 <text:s text:c="8"/>318 <text:s text:c="8"/>492 <text:s text:c="8"/>458 <text:s text:c="8"/>52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40 <text:s text:c="8"/>319 <text:s text:c="8"/>501 <text:s text:c="8"/>460 <text:s text:c="8"/>53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44 <text:s text:c="8"/>322 <text:s text:c="8"/>508 <text:s text:c="8"/>461 <text:s text:c="8"/>5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49 <text:s text:c="8"/>323 <text:s text:c="8"/>522 <text:s text:c="8"/>463 <text:s text:c="8"/>54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64 <text:s text:c="8"/>324 <text:s text:c="8"/>524 <text:s text:c="8"/>465 <text:s text:c="8"/>54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65 <text:s text:c="8"/>336 <text:s text:c="8"/>528 <text:s text:c="8"/>467 <text:s text:c="8"/>54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69 <text:s text:c="8"/>339 <text:s text:c="8"/>534 <text:s text:c="8"/>468 <text:s text:c="8"/>55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70 <text:s text:c="8"/>347 <text:s text:c="8"/>542 <text:s text:c="8"/>474 <text:s text:c="8"/>56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76 <text:s text:c="8"/>348 <text:s text:c="8"/>555 <text:s text:c="8"/>476 <text:s text:c="8"/>58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85 <text:s text:c="8"/>350 <text:s text:c="8"/>562 <text:s text:c="8"/>477 <text:s text:c="7"/>105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95 <text:s text:c="8"/>351 <text:s text:c="8"/>566 <text:s text:c="8"/>478 <text:s text:c="7"/>106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402 <text:s text:c="8"/>354 <text:s text:c="8"/>572 <text:s text:c="8"/>480 <text:s text:c="7"/>106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434 <text:s text:c="8"/>355 <text:s text:c="8"/>573 <text:s text:c="8"/>482 <text:s text:c="7"/>10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448 <text:s text:c="8"/>357 <text:s text:c="8"/>587 <text:s text:c="8"/>483 <text:s text:c="7"/>106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450 <text:s text:c="8"/>366 <text:s text:c="8"/>598 <text:s text:c="8"/>484 <text:s text:c="7"/>107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05 <text:s text:c="8"/>367 <text:s text:c="7"/>1055 <text:s text:c="8"/>485 <text:s text:c="7"/>107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09 <text:s text:c="8"/>383 <text:s text:c="7"/>1069 <text:s text:c="8"/>486 <text:s text:c="7"/>107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11 <text:s text:c="8"/>384 <text:s text:c="7"/>1070 <text:s text:c="8"/>487 <text:s text:c="7"/>108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18 <text:s text:c="8"/>390 <text:s text:c="7"/>3453 <text:s text:c="8"/>489 <text:s text:c="7"/>108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20 <text:s text:c="8"/>391 <text:s text:c="7"/>3468 <text:s text:c="8"/>491 <text:s text:c="7"/>108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22 <text:s text:c="8"/>393 <text:s text:c="7"/>3471 <text:s text:c="8"/>493 <text:s text:c="7"/>108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27 <text:s text:c="8"/>396 <text:s text:c="7"/>3473 <text:s text:c="8"/>498 <text:s text:c="7"/>10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30 <text:s text:c="8"/>397 <text:s text:c="7"/>3493 <text:s text:c="8"/>500 <text:s text:c="7"/>108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36 <text:s text:c="8"/>401 <text:s text:c="7"/>3503 <text:s text:c="8"/>503 <text:s text:c="7"/>109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37 <text:s text:c="8"/>404 <text:s text:c="7"/>3513 <text:s text:c="8"/>504 <text:s text:c="7"/>109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46 <text:s text:c="8"/>405 <text:s text:c="7"/>3517 <text:s text:c="8"/>506 <text:s text:c="7"/>1100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ushik </meta:initial-creator>
    <meta:creation-date>2016-09-19T12:00:04</meta:creation-date>
    <dc:date>2016-09-19T12:04:56</dc:date>
    <dc:creator>kaushik </dc:creator>
    <meta:editing-duration>P0D</meta:editing-duration>
    <meta:editing-cycles>1</meta:editing-cycles>
    <meta:document-statistic meta:table-count="3" meta:cell-count="93" meta:object-count="0"/>
    <meta:generator>LibreOffice/3.5$Linux_x86 LibreOffice_project/350m1$Build-2</meta:generator>
  </office:meta>
</office:document-meta>
</file>